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/>
    <style:style style:name="P9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data structures of a file system</text:p>
      <text:p text:style-name="P1"/>
      <text:p text:style-name="P1"><text:bookmark-start text:name="Boot Control Block"/>Boot control block<text:bookmark-end text:name="Boot Control Block"/></text:p>
      <text:list xml:id="list18077878541" text:style-name="L1">
        <text:list-item>
          <text:p text:style-name="P5">A per volume and hence a per file system data structure</text:p>
        </text:list-item>
        <text:list-item>
          <text:p text:style-name="P5">A on-disk data structure</text:p>
        </text:list-item>
        <text:list-item>
          <text:p text:style-name="P5">Contains information needed by the system to boot an OS from that volume. Empty if no OS present on that volume.</text:p>
        </text:list-item>
        <text:list-item>
          <text:p text:style-name="P5">It is in the first block of that volume.</text:p>
        </text:list-item>
        <text:list-item>
          <text:p text:style-name="P5">Called</text:p>
          <text:list>
            <text:list-item>
              <text:p text:style-name="P5">Boot block in UFS(Unix file system)</text:p>
            </text:list-item>
            <text:list-item>
              <text:p text:style-name="P5">Partition boot sector in NTFS</text:p>
            </text:list-item>
          </text:list>
        </text:list-item>
      </text:list>
      <text:p text:style-name="P3"/>
      <text:p text:style-name="P1"><text:bookmark-start text:name="Volume Control Block"/>Volume control block<text:bookmark-end text:name="Volume Control Block"/></text:p>
      <text:list xml:id="list1608694690" text:style-name="L2">
        <text:list-item>
          <text:p text:style-name="P6">A per volume data structure</text:p>
        </text:list-item>
        <text:list-item>
          <text:p text:style-name="P6">Contains volume related book keeping info</text:p>
          <text:list>
            <text:list-item>
              <text:p text:style-name="P6">Number of blocks</text:p>
            </text:list-item>
            <text:list-item>
              <text:p text:style-name="P6">Size of blocks</text:p>
            </text:list-item>
            <text:list-item>
              <text:p text:style-name="P6">free block count</text:p>
            </text:list-item>
            <text:list-item>
              <text:p text:style-name="P6">free block pointers</text:p>
            </text:list-item>
            <text:list-item>
              <text:p text:style-name="P6">Free FCB count</text:p>
            </text:list-item>
            <text:list-item>
              <text:p text:style-name="P6">FCB pointers</text:p>
            </text:list-item>
          </text:list>
        </text:list-item>
        <text:list-item>
          <text:p text:style-name="P6">Called</text:p>
          <text:list>
            <text:list-item>
              <text:p text:style-name="P6">Super block in UFS</text:p>
            </text:list-item>
            <text:list-item>
              <text:p text:style-name="P6">Master file table in NTFS</text:p>
            </text:list-item>
          </text:list>
        </text:list-item>
      </text:list>
      <text:p text:style-name="P3"/>
      <text:p text:style-name="P1"><text:bookmark-start text:name="Directory Structures"/>Directory structures<text:bookmark-end text:name="Directory Structures"/></text:p>
      <text:list xml:id="list749869377" text:style-name="L3">
        <text:list-item>
          <text:p text:style-name="P7">A per file system data structure</text:p>
        </text:list-item>
        <text:list-item>
          <text:p text:style-name="P7">Used to organize files – Contains filenames and fields pointing to data blocks containing the <text:s/>files. In UFS, one instead has the inode number which uniquely identifies a FCB which contains pointers to the data blocks.</text:p>
        </text:list-item>
        <text:list-item>
          <text:p text:style-name="P7">In UFS, this includes file names and associated inode numbers</text:p>
        </text:list-item>
        <text:list-item>
          <text:p text:style-name="P7">In NTFS, this structure is stored in the master file table.</text:p>
        </text:list-item>
      </text:list>
      <text:p text:style-name="P3"/>
      <text:p text:style-name="P1"><text:bookmark-start text:name="FCB"/>File control blocks(FCB's, also known as inodes in Unix systems)<text:bookmark-end text:name="FCB"/></text:p>
      <text:p text:style-name="Standard">A per file entity. Contains information about the file including</text:p>
      <text:list xml:id="list519548457" text:style-name="L4">
        <text:list-item>
          <text:p text:style-name="P8">Inode number(A unique identifier to allow association of a file within a directory entry)</text:p>
        </text:list-item>
        <text:list-item>
          <text:p text:style-name="P8">File name</text:p>
        </text:list-item>
        <text:list-item>
          <text:p text:style-name="P8">Permissions </text:p>
        </text:list-item>
        <text:list-item>
          <text:p text:style-name="P8">Ownership details</text:p>
        </text:list-item>
        <text:list-item>
          <text:p text:style-name="P8">Time stamps</text:p>
        </text:list-item>
        <text:list-item>
          <text:p text:style-name="P8">Size</text:p>
        </text:list-item>
        <text:list-item>
          <text:p text:style-name="P8">Pointers to file data blocks.</text:p>
        </text:list-item>
      </text:list>
      <text:p text:style-name="P1"/>
      <text:p text:style-name="P1"><text:bookmark text:name="Mount Table"/>Mount table</text:p>
      <text:p text:style-name="P3">Contains informations about each mounted volume.</text:p>
      <text:p text:style-name="P1"/>
      <text:p text:style-name="P1"><text:bookmark text:name="Directory-Structure Cache"/>Directory-structure cache</text:p>
      <text:p text:style-name="P3">Contains the directory information of recently accessed directories.</text:p>
      <text:p text:style-name="P1"/>
      <text:p text:style-name="P1"><text:bookmark text:name="System-wide open-file table"/>System-wide open-file table</text:p>
      <text:p text:style-name="P3"><text:soft-page-break/>Contains copy of FCB of each open file</text:p>
      <text:p text:style-name="P1"/>
      <text:p text:style-name="P1"><text:bookmark text:name="Per-process open-file table"/>Per-process open-file table</text:p>
      <text:p text:style-name="P3">Contains a pointer to the appropriate entry in the system-wide open-file table</text:p>
      <text:p text:style-name="P1"/>
      <text:p text:style-name="P1"><text:bookmark text:name="Buffers"/>Buffers</text:p>
      <text:p text:style-name="P3">Holds file-system blocks when they are being read from disk or written to dis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0T11:18:58</meta:creation-date>
    <dc:date>2012-07-23T17:01:12</dc:date>
    <dc:creator>Kempa </dc:creator>
    <meta:editing-duration>PT1H53M58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45" meta:word-count="308" meta:character-count="1714" meta:non-whitespace-character-count="1478"/>
  </office:meta>
</office:document-meta>
</file>